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a2a" officeooo:paragraph-rsid="00152a2a"/>
    </style:style>
    <style:style style:name="P2" style:family="paragraph" style:parent-style-name="Standard">
      <style:text-properties officeooo:rsid="00168cfc" officeooo:paragraph-rsid="00168cfc"/>
    </style:style>
    <style:style style:name="P3" style:family="paragraph" style:parent-style-name="Standard" style:list-style-name="L1">
      <style:text-properties officeooo:rsid="00168cfc" officeooo:paragraph-rsid="00169709"/>
    </style:style>
    <style:style style:name="P4" style:family="paragraph" style:parent-style-name="Standard">
      <style:text-properties officeooo:rsid="00168cfc" officeooo:paragraph-rsid="00169709"/>
    </style:style>
    <style:style style:name="P5" style:family="paragraph" style:parent-style-name="Text_20_body">
      <style:text-properties officeooo:rsid="00168cfc" officeooo:paragraph-rsid="00168cfc"/>
    </style:style>
    <style:style style:name="P6" style:family="paragraph" style:parent-style-name="Text_20_body" style:list-style-name="L1">
      <style:text-properties officeooo:rsid="00168cfc" officeooo:paragraph-rsid="00168cfc"/>
    </style:style>
    <style:style style:name="P7" style:family="paragraph" style:parent-style-name="Text_20_body">
      <style:text-properties officeooo:rsid="00169709" officeooo:paragraph-rsid="00169709"/>
    </style:style>
    <style:style style:name="P8" style:family="paragraph" style:parent-style-name="Text_20_body" style:list-style-name="L2">
      <style:text-properties officeooo:rsid="00169709" officeooo:paragraph-rsid="00169709"/>
    </style:style>
    <style:style style:name="P9" style:family="paragraph" style:parent-style-name="Text_20_body" style:list-style-name="L1">
      <style:text-properties officeooo:rsid="00169709" officeooo:paragraph-rsid="00169709"/>
    </style:style>
    <style:style style:name="P10" style:family="paragraph" style:parent-style-name="Text_20_body" style:list-style-name="L3">
      <style:text-properties officeooo:rsid="0016cc7b" officeooo:paragraph-rsid="0016cc7b"/>
    </style:style>
    <style:style style:name="T1" style:family="text">
      <style:text-properties officeooo:rsid="0016094a"/>
    </style:style>
    <style:style style:name="T2" style:family="text">
      <style:text-properties officeooo:rsid="00168cfc"/>
    </style:style>
    <style:style style:name="T3" style:family="text">
      <style:text-properties style:text-underline-style="none"/>
    </style:style>
    <style:style style:name="T4" style:family="text">
      <style:text-properties officeooo:rsid="0016970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.4 General Constraints</text:h>
      <text:p text:style-name="P1">To develop this project we are free to use any software and hardware we want, <text:span text:style-name="T2">and we don’t need to make it compatible with any existing product</text:span>. <text:span text:style-name="T2">But t</text:span>he only constraint<text:span text:style-name="T2">s</text:span> we have is to develop a smartphone application, use a<text:span text:style-name="T2">n</text:span> IoT cloud <text:span text:style-name="T2">seen during lessons</text:span> (AWS, Artik Cloud, Azure, …), <text:span text:style-name="T1">and use a board (Arduino, Artik or Raspberry). For the sensors we were free to choose, so we decided to use proximity sensors for the distance detection.</text:span></text:p>
      <text:p text:style-name="P4">For the physical constraint the user have <text:span text:style-name="T4">to place the sensors in the right place, one in front of him, the other o</text:span>n his seat (don’t work if he is standing up, on a <text:span text:style-name="T4">stool</text:span><text:span text:style-name="T3">)</text:span><text:span text:style-name="T4">. He need</text:span> to stay in front of the detector. <text:span text:style-name="T4">And he should not cover any sensors, and move them.</text:span></text:p>
      <text:p text:style-name="P2"/>
      <text:h text:style-name="Heading_20_1" text:outline-level="1">2.5 Assumptions and Dependencies</text:h>
      <text:p text:style-name="P5">This is the assumption we made for this project :</text:p>
      <text:list xml:id="list1161617008089645400" text:style-name="L1">
        <text:list-item>
          <text:p text:style-name="P6">The application should work at least on an Android smartphone</text:p>
        </text:list-item>
        <text:list-item>
          <text:p text:style-name="P9">The user has to place the both detector, one in front on him and the other one on his seat.</text:p>
        </text:list-item>
        <text:list-item>
          <text:p text:style-name="P3"><text:span text:style-name="T4">T</text:span>he user have to stay in front of the detector <text:span text:style-name="T4">and not cover any of the sensor.</text:span></text:p>
        </text:list-item>
      </text:list>
      <text:p text:style-name="P7"/>
      <text:p text:style-name="P7">For the dependencies :</text:p>
      <text:list xml:id="list2596335890069907265" text:style-name="L2">
        <text:list-item>
          <text:p text:style-name="P8">The smartphone has to be connected on Internet to get data from cloud (Stats, exercise suggestion). </text:p>
        </text:list-item>
        <text:list-item>
          <text:p text:style-name="P8">The board has to be connected to Internet to send information to cloud and smartphone.</text:p>
        </text:list-item>
        <text:list-item>
          <text:p text:style-name="P8">The sensors need to be connected to the board.</text:p>
        </text:list-item>
      </text:list>
      <text:p text:style-name="P7"/>
      <text:h text:style-name="Heading_20_1" text:outline-level="1">3.2 System Requirements</text:h>
      <text:list xml:id="list5254343362431265306" text:style-name="L3">
        <text:list-item>
          <text:p text:style-name="P10">Calculate the inclination of the user</text:p>
        </text:list-item>
        <text:list-item>
          <text:p text:style-name="P10">Detect when the posture is wrong</text:p>
        </text:list-item>
        <text:list-item>
          <text:p text:style-name="P10">Inform the user when the posture is wrong</text:p>
        </text:list-item>
        <text:list-item>
          <text:p text:style-name="P10">Calculate statistics using data from board and show its to user</text:p>
        </text:list-item>
        <text:list-item>
          <text:p text:style-name="P10">Provide some exercises to correct wrong post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4:25:10.732155000</meta:creation-date>
    <meta:generator>LibreOffice/5.1.6.2$Linux_X86_64 LibreOffice_project/10m0$Build-2</meta:generator>
    <dc:date>2017-11-04T15:16:00.847827050</dc:date>
    <meta:editing-duration>PT30M19S</meta:editing-duration>
    <meta:editing-cycles>4</meta:editing-cycles>
    <meta:document-statistic meta:table-count="0" meta:image-count="0" meta:object-count="0" meta:page-count="1" meta:paragraph-count="18" meta:word-count="292" meta:character-count="1547" meta:non-whitespace-character-count="1283"/>
  </office:meta>
</office:document-meta>
</file>